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1" draw:style-name="gr1" draw:text-style-name="P1" svg:width="180.34mm" svg:height="132.27mm" svg:x="113.99mm" svg:y="64.81mm">
            <loext:p/>
            <draw:object draw:notify-on-update-of-ranges="Hoja1.A2:Hoja1.A2 Hoja1.A3:Hoja1.A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7mm" svg:height="90.05mm" svg:x="162.17mm" svg:y="61.09mm">
            <loext:p/>
            <draw:object draw:notify-on-update-of-ranges="Hoja1.D3:Hoja1.D13 Hoja1.A2:Hoja1.A12 Hoja1.E3:Hoja1.E13 Hoja1.A2:Hoja1.A12 Hoja1.C3:Hoja1.C5 Hoja1.A2:Hoja1.A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9.97mm" svg:height="90.05mm" svg:x="0.28mm" svg:y="61.88mm">
            <loext:p/>
            <draw:object draw:notify-on-update-of-ranges="Hoja1.H3:Hoja1.H13 Hoja1.A2:Hoja1.A12 Hoja1.G3:Hoja1.G5 Hoja1.A2:Hoja1.A12 Hoja1.I3:Hoja1.I13 Hoja1.A2:Hoja1.A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59.97mm" svg:height="90.05mm" svg:x="119.77mm" svg:y="60.29mm">
            <loext:p/>
            <draw:object draw:notify-on-update-of-ranges="Hoja1.G3:Hoja1.G5 Hoja1.A2:Hoja1.A12 Hoja1.C3:Hoja1.C5 Hoja1.A2:Hoja1.A12 Hoja1.H3:Hoja1.H13 Hoja1.A2:Hoja1.A12 Hoja1.D3:Hoja1.D13 Hoja1.A2:Hoja1.A12 Hoja1.I3:Hoja1.I13 Hoja1.A2:Hoja1.A12 Hoja1.E3:Hoja1.E13 Hoja1.A2:Hoja1.A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5"/>
        <table:table-column table:style-name="co1" table:default-cell-style-name="Default"/>
        <table:table-column table:style-name="co1" table:number-columns-repeated="3" table:default-cell-style-name="ce5"/>
        <table:table-row table:style-name="ro1">
          <table:table-cell office:value-type="string" calcext:value-type="string">
            <text:p>Bytes</text:p>
          </table:table-cell>
          <table:table-cell/>
          <table:table-cell table:style-name="Default" office:value-type="string" calcext:value-type="string">
            <text:p>PC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atcgrid</text:p>
          </table:table-cell>
          <table:table-cell table:style-name="Default" table:number-columns-repeated="2"/>
        </table:table-row>
        <table:table-row table:style-name="ro1">
          <table:table-cell office:value-type="float" office:value="5.71" calcext:value-type="float">
            <text:p>5,71</text:p>
          </table:table-cell>
          <table:table-cell/>
          <table:table-cell table:style-name="Default" office:value-type="string" calcext:value-type="string">
            <text:p>Local</text:p>
          </table:table-cell>
          <table:table-cell table:style-name="Default" office:value-type="string" calcext:value-type="string">
            <text:p>Global</text:p>
          </table:table-cell>
          <table:table-cell table:style-name="Default" office:value-type="string" calcext:value-type="string">
            <text:p>Dynamic</text:p>
          </table:table-cell>
          <table:table-cell/>
          <table:table-cell table:style-name="Default" office:value-type="string" calcext:value-type="string">
            <text:p>Local</text:p>
          </table:table-cell>
          <table:table-cell table:style-name="Default" office:value-type="string" calcext:value-type="string">
            <text:p>Global</text:p>
          </table:table-cell>
          <table:table-cell table:style-name="Default" office:value-type="string" calcext:value-type="string">
            <text:p>Dynamic</text:p>
          </table:table-cell>
        </table:table-row>
        <table:table-row table:style-name="ro1">
          <table:table-cell table:style-name="ce2" office:value-type="float" office:value="6.02" calcext:value-type="float">
            <text:p>6,02</text:p>
          </table:table-cell>
          <table:table-cell/>
          <table:table-cell office:value-type="float" office:value="0.000890503" calcext:value-type="float">
            <text:p>0,000890503</text:p>
          </table:table-cell>
          <table:table-cell office:value-type="float" office:value="0.000881945" calcext:value-type="float">
            <text:p>0,000881945</text:p>
          </table:table-cell>
          <table:table-cell office:value-type="float" office:value="0.00021457" calcext:value-type="float">
            <text:p>0,00021457</text:p>
          </table:table-cell>
          <table:table-cell/>
          <table:table-cell office:value-type="float" office:value="0.000421366" calcext:value-type="float">
            <text:p>0,000421366</text:p>
          </table:table-cell>
          <table:table-cell office:value-type="float" office:value="0.000476338" calcext:value-type="float">
            <text:p>0,000476338</text:p>
          </table:table-cell>
          <table:table-cell office:value-type="float" office:value="0.000420419" calcext:value-type="float">
            <text:p>0,000420419</text:p>
          </table:table-cell>
        </table:table-row>
        <table:table-row table:style-name="ro1">
          <table:table-cell office:value-type="float" office:value="6.32" calcext:value-type="float">
            <text:p>6,32</text:p>
          </table:table-cell>
          <table:table-cell/>
          <table:table-cell table:style-name="ce3" office:value-type="float" office:value="0.000418824" calcext:value-type="float">
            <text:p>0,000418824</text:p>
          </table:table-cell>
          <table:table-cell table:style-name="ce3" office:value-type="float" office:value="0.000490704" calcext:value-type="float">
            <text:p>0,000490704</text:p>
          </table:table-cell>
          <table:table-cell table:style-name="ce3" office:value-type="float" office:value="0.000396451" calcext:value-type="float">
            <text:p>0,000396451</text:p>
          </table:table-cell>
          <table:table-cell/>
          <table:table-cell table:style-name="ce3" office:value-type="float" office:value="0.000851256" calcext:value-type="float">
            <text:p>0,000851256</text:p>
          </table:table-cell>
          <table:table-cell table:style-name="ce3" office:value-type="float" office:value="0.000847464" calcext:value-type="float">
            <text:p>0,000847464</text:p>
          </table:table-cell>
          <table:table-cell table:style-name="ce3" office:value-type="float" office:value="0.000865304" calcext:value-type="float">
            <text:p>0,000865304</text:p>
          </table:table-cell>
        </table:table-row>
        <table:table-row table:style-name="ro1">
          <table:table-cell table:style-name="ce2" office:value-type="float" office:value="6.62" calcext:value-type="float">
            <text:p>6,62</text:p>
          </table:table-cell>
          <table:table-cell/>
          <table:table-cell office:value-type="float" office:value="0.0081097" calcext:value-type="float">
            <text:p>0,0081097</text:p>
          </table:table-cell>
          <table:table-cell office:value-type="float" office:value="0.000947576" calcext:value-type="float">
            <text:p>0,000947576</text:p>
          </table:table-cell>
          <table:table-cell office:value-type="float" office:value="0.001413467" calcext:value-type="float">
            <text:p>0,001413467</text:p>
          </table:table-cell>
          <table:table-cell/>
          <table:table-cell office:value-type="float" office:value="0.001533483" calcext:value-type="float">
            <text:p>0,001533483</text:p>
          </table:table-cell>
          <table:table-cell office:value-type="float" office:value="0.001290105" calcext:value-type="float">
            <text:p>0,001290105</text:p>
          </table:table-cell>
          <table:table-cell office:value-type="float" office:value="0.001588696" calcext:value-type="float">
            <text:p>0,001588696</text:p>
          </table:table-cell>
        </table:table-row>
        <table:table-row table:style-name="ro1">
          <table:table-cell office:value-type="float" office:value="6.92" calcext:value-type="float">
            <text:p>6,92</text:p>
          </table:table-cell>
          <table:table-cell/>
          <table:table-cell table:style-name="ce3"/>
          <table:table-cell table:style-name="ce3" office:value-type="float" office:value="0.001973089" calcext:value-type="float">
            <text:p>0,001973089</text:p>
          </table:table-cell>
          <table:table-cell table:style-name="ce3" office:value-type="float" office:value="0.001944419" calcext:value-type="float">
            <text:p>0,001944419</text:p>
          </table:table-cell>
          <table:table-cell/>
          <table:table-cell table:style-name="ce3" office:value-type="string" calcext:value-type="string">
            <text:p>core</text:p>
          </table:table-cell>
          <table:table-cell table:style-name="ce3" office:value-type="float" office:value="0.003666085" calcext:value-type="float">
            <text:p>0,003666085</text:p>
          </table:table-cell>
          <table:table-cell table:style-name="ce3" office:value-type="float" office:value="0.003255534" calcext:value-type="float">
            <text:p>0,003255534</text:p>
          </table:table-cell>
        </table:table-row>
        <table:table-row table:style-name="ro1">
          <table:table-cell table:style-name="ce2" office:value-type="float" office:value="7.22" calcext:value-type="float">
            <text:p>7,22</text:p>
          </table:table-cell>
          <table:table-cell table:number-columns-repeated="2"/>
          <table:table-cell office:value-type="float" office:value="0.003982256" calcext:value-type="float">
            <text:p>0,003982256</text:p>
          </table:table-cell>
          <table:table-cell office:value-type="float" office:value="0.005139431" calcext:value-type="float">
            <text:p>0,005139431</text:p>
          </table:table-cell>
          <table:table-cell/>
          <table:table-cell office:value-type="string" calcext:value-type="string">
            <text:p>core</text:p>
          </table:table-cell>
          <table:table-cell office:value-type="float" office:value="0.007082477" calcext:value-type="float">
            <text:p>0,007082477</text:p>
          </table:table-cell>
          <table:table-cell office:value-type="float" office:value="0.007071442" calcext:value-type="float">
            <text:p>0,007071442</text:p>
          </table:table-cell>
        </table:table-row>
        <table:table-row table:style-name="ro1">
          <table:table-cell office:value-type="float" office:value="7.53" calcext:value-type="float">
            <text:p>7,53</text:p>
          </table:table-cell>
          <table:table-cell/>
          <table:table-cell table:style-name="ce3"/>
          <table:table-cell table:style-name="ce3" office:value-type="float" office:value="0.007687044" calcext:value-type="float">
            <text:p>0,007687044</text:p>
          </table:table-cell>
          <table:table-cell table:style-name="ce3" office:value-type="float" office:value="0.006811128" calcext:value-type="float">
            <text:p>0,006811128</text:p>
          </table:table-cell>
          <table:table-cell/>
          <table:table-cell table:style-name="ce3" office:value-type="string" calcext:value-type="string">
            <text:p>core</text:p>
          </table:table-cell>
          <table:table-cell table:style-name="ce3" office:value-type="float" office:value="0.011920947" calcext:value-type="float">
            <text:p>0,011920947</text:p>
          </table:table-cell>
          <table:table-cell table:style-name="ce3" office:value-type="float" office:value="0.010946437" calcext:value-type="float">
            <text:p>0,010946437</text:p>
          </table:table-cell>
        </table:table-row>
        <table:table-row table:style-name="ro1">
          <table:table-cell table:style-name="ce2" office:value-type="float" office:value="7.83" calcext:value-type="float">
            <text:p>7,83</text:p>
          </table:table-cell>
          <table:table-cell table:number-columns-repeated="2"/>
          <table:table-cell office:value-type="float" office:value="0.013104351" calcext:value-type="float">
            <text:p>0,013104351</text:p>
          </table:table-cell>
          <table:table-cell office:value-type="float" office:value="0.012742842" calcext:value-type="float">
            <text:p>0,012742842</text:p>
          </table:table-cell>
          <table:table-cell/>
          <table:table-cell office:value-type="string" calcext:value-type="string">
            <text:p>core</text:p>
          </table:table-cell>
          <table:table-cell office:value-type="float" office:value="0.023306494" calcext:value-type="float">
            <text:p>0,023306494</text:p>
          </table:table-cell>
          <table:table-cell office:value-type="float" office:value="0.02298764" calcext:value-type="float">
            <text:p>0,02298764</text:p>
          </table:table-cell>
        </table:table-row>
        <table:table-row table:style-name="ro1">
          <table:table-cell office:value-type="float" office:value="8.13" calcext:value-type="float">
            <text:p>8,13</text:p>
          </table:table-cell>
          <table:table-cell/>
          <table:table-cell table:style-name="ce3"/>
          <table:table-cell table:style-name="ce3" office:value-type="float" office:value="0.024995069" calcext:value-type="float">
            <text:p>0,024995069</text:p>
          </table:table-cell>
          <table:table-cell table:style-name="ce3" office:value-type="float" office:value="0.025847916" calcext:value-type="float">
            <text:p>0,025847916</text:p>
          </table:table-cell>
          <table:table-cell/>
          <table:table-cell table:style-name="ce3" office:value-type="string" calcext:value-type="string">
            <text:p>core</text:p>
          </table:table-cell>
          <table:table-cell table:style-name="ce3" office:value-type="float" office:value="0.047423196" calcext:value-type="float">
            <text:p>0,047423196</text:p>
          </table:table-cell>
          <table:table-cell table:style-name="ce3" office:value-type="float" office:value="0.046262578" calcext:value-type="float">
            <text:p>0,046262578</text:p>
          </table:table-cell>
        </table:table-row>
        <table:table-row table:style-name="ro1">
          <table:table-cell table:style-name="ce3" office:value-type="float" office:value="8.43" calcext:value-type="float">
            <text:p>8,43</text:p>
          </table:table-cell>
          <table:table-cell table:number-columns-repeated="2"/>
          <table:table-cell office:value-type="float" office:value="0.049101994" calcext:value-type="float">
            <text:p>0,049101994</text:p>
          </table:table-cell>
          <table:table-cell office:value-type="float" office:value="0.051588245" calcext:value-type="float">
            <text:p>0,051588245</text:p>
          </table:table-cell>
          <table:table-cell/>
          <table:table-cell office:value-type="string" calcext:value-type="string">
            <text:p>core</text:p>
          </table:table-cell>
          <table:table-cell office:value-type="float" office:value="0.095433444" calcext:value-type="float">
            <text:p>0,095433444</text:p>
          </table:table-cell>
          <table:table-cell office:value-type="float" office:value="0.093452759" calcext:value-type="float">
            <text:p>0,093452759</text:p>
          </table:table-cell>
        </table:table-row>
        <table:table-row table:style-name="ro1">
          <table:table-cell table:style-name="ce4" office:value-type="float" office:value="8.73" calcext:value-type="float">
            <text:p>8,73</text:p>
          </table:table-cell>
          <table:table-cell/>
          <table:table-cell table:style-name="ce3"/>
          <table:table-cell table:style-name="ce3" office:value-type="float" office:value="0.09894258" calcext:value-type="float">
            <text:p>0,09894258</text:p>
          </table:table-cell>
          <table:table-cell table:style-name="ce3" office:value-type="float" office:value="0.098900759" calcext:value-type="float">
            <text:p>0,098900759</text:p>
          </table:table-cell>
          <table:table-cell/>
          <table:table-cell table:style-name="ce3" office:value-type="string" calcext:value-type="string">
            <text:p>core</text:p>
          </table:table-cell>
          <table:table-cell table:style-name="ce3" office:value-type="float" office:value="0.183021304" calcext:value-type="float">
            <text:p>0,183021304</text:p>
          </table:table-cell>
          <table:table-cell table:style-name="ce3" office:value-type="float" office:value="0.205636492" calcext:value-type="float">
            <text:p>0,205636492</text:p>
          </table:table-cell>
        </table:table-row>
        <table:table-row table:style-name="ro1">
          <table:table-cell table:style-name="Default"/>
          <table:table-cell/>
          <table:table-cell table:style-name="ce4"/>
          <table:table-cell table:style-name="ce4" office:value-type="float" office:value="0.098763196" calcext:value-type="float">
            <text:p>0,098763196</text:p>
          </table:table-cell>
          <table:table-cell table:style-name="ce4" office:value-type="float" office:value="0.203791232" calcext:value-type="float">
            <text:p>0,203791232</text:p>
          </table:table-cell>
          <table:table-cell/>
          <table:table-cell table:style-name="ce4" office:value-type="string" calcext:value-type="string">
            <text:p>core</text:p>
          </table:table-cell>
          <table:table-cell table:style-name="ce4" office:value-type="float" office:value="0.184894549" calcext:value-type="float">
            <text:p>0,184894549</text:p>
          </table:table-cell>
          <table:table-cell table:style-name="ce4" office:value-type="float" office:value="0.352030667" calcext:value-type="float">
            <text:p>0,352030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20:04:23.336685762</meta:creation-date>
    <dc:date>2018-03-02T20:56:19.983408500</dc:date>
    <meta:editing-duration>PT31M18S</meta:editing-duration>
    <meta:editing-cycles>2</meta:editing-cycles>
    <meta:generator>LibreOffice/5.4.2.2$Linux_X86_64 LibreOffice_project/40m0$Build-2</meta:generator>
    <meta:document-statistic meta:table-count="1" meta:cell-count="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035cm" svg:height="13.228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Hoja1.A2:Hoja1.A1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Hoja1.A3:Hoja1.A1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edd400" draw:fill-color="#edd4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57220" draw:fill-color="#f572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2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611cm" svg:y="0.316cm" chart:style-name="ch2">
          <text:p>PC</text:p>
        </chart:title>
        <chart:legend chart:legend-position="end" svg:x="13.358cm" svg:y="3.706cm" style:legend-expansion="high" chart:style-name="ch3"/>
        <chart:plot-area chart:style-name="ch4" table:cell-range-address="Hoja1.A2:Hoja1.A12 Hoja1.D3:Hoja1.E13 Hoja1.C3:Hoja1.C5" chart:data-source-has-labels="row" svg:x="0.319cm" svg:y="1.275cm" svg:width="12.72cm" svg:height="6.57cm">
          <chartooo:coordinate-region svg:x="1.231cm" svg:y="1.474cm" svg:width="11.714cm" svg:height="5.724cm"/>
          <chart:axis chart:dimension="x" chart:name="primary-x" chart:style-name="ch5">
            <chart:title svg:x="5.1cm" svg:y="8.025cm" chart:style-name="ch6">
              <text:p>Bytes por vector (log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D3:Hoja1.D13" loext:label-string="global" chart:class="chart:scatter">
            <chart:domain table:cell-range-address="Hoja1.A2:Hoja1.A12"/>
            <chart:data-point chart:repeated="11"/>
          </chart:series>
          <chart:series chart:style-name="ch9" chart:values-cell-range-address="Hoja1.E3:Hoja1.E13" loext:label-string="dynamic" chart:class="chart:scatter">
            <chart:data-point chart:repeated="11"/>
          </chart:series>
          <chart:series chart:style-name="ch10" chart:values-cell-range-address="Hoja1.C3:Hoja1.C5" loext:label-string="local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lobal</text:p>
              </table:table-cell>
              <table:table-cell office:value-type="string">
                <text:p>dynamic</text:p>
              </table:table-cell>
              <table:table-cell office:value-type="string">
                <text:p>lo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1">
                <text:p>5.71</text:p>
                <draw:g>
                  <svg:desc>Hoja1.A2:Hoja1.A12</svg:desc>
                </draw:g>
              </table:table-cell>
              <table:table-cell office:value-type="float" office:value="0.000881945">
                <text:p>0.000881945</text:p>
                <draw:g>
                  <svg:desc>Hoja1.D3:Hoja1.D13</svg:desc>
                </draw:g>
              </table:table-cell>
              <table:table-cell office:value-type="float" office:value="0.00021457">
                <text:p>0.00021457</text:p>
                <draw:g>
                  <svg:desc>Hoja1.E3:Hoja1.E13</svg:desc>
                </draw:g>
              </table:table-cell>
              <table:table-cell office:value-type="float" office:value="0.000890503">
                <text:p>0.000890503</text:p>
                <draw:g>
                  <svg:desc>Hoja1.C3:Hoja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2">
                <text:p>6.02</text:p>
              </table:table-cell>
              <table:table-cell office:value-type="float" office:value="0.000490704">
                <text:p>0.000490704</text:p>
              </table:table-cell>
              <table:table-cell office:value-type="float" office:value="0.000396451">
                <text:p>0.000396451</text:p>
              </table:table-cell>
              <table:table-cell office:value-type="float" office:value="0.000418824">
                <text:p>0.000418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2">
                <text:p>6.32</text:p>
              </table:table-cell>
              <table:table-cell office:value-type="float" office:value="0.000947576">
                <text:p>0.000947576</text:p>
              </table:table-cell>
              <table:table-cell office:value-type="float" office:value="0.001413467">
                <text:p>0.001413467</text:p>
              </table:table-cell>
              <table:table-cell office:value-type="float" office:value="0.0081097">
                <text:p>0.0081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62">
                <text:p>6.62</text:p>
              </table:table-cell>
              <table:table-cell office:value-type="float" office:value="0.001973089">
                <text:p>0.001973089</text:p>
              </table:table-cell>
              <table:table-cell office:value-type="float" office:value="0.001944419">
                <text:p>0.001944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2">
                <text:p>6.92</text:p>
              </table:table-cell>
              <table:table-cell office:value-type="float" office:value="0.003982256">
                <text:p>0.003982256</text:p>
              </table:table-cell>
              <table:table-cell office:value-type="float" office:value="0.005139431">
                <text:p>0.005139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2">
                <text:p>7.22</text:p>
              </table:table-cell>
              <table:table-cell office:value-type="float" office:value="0.007687044">
                <text:p>0.007687044</text:p>
              </table:table-cell>
              <table:table-cell office:value-type="float" office:value="0.006811128">
                <text:p>0.00681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3">
                <text:p>7.53</text:p>
              </table:table-cell>
              <table:table-cell office:value-type="float" office:value="0.013104351">
                <text:p>0.013104351</text:p>
              </table:table-cell>
              <table:table-cell office:value-type="float" office:value="0.012742842">
                <text:p>0.012742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3">
                <text:p>7.83</text:p>
              </table:table-cell>
              <table:table-cell office:value-type="float" office:value="0.024995069">
                <text:p>0.024995069</text:p>
              </table:table-cell>
              <table:table-cell office:value-type="float" office:value="0.025847916">
                <text:p>0.025847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3">
                <text:p>8.13</text:p>
              </table:table-cell>
              <table:table-cell office:value-type="float" office:value="0.049101994">
                <text:p>0.049101994</text:p>
              </table:table-cell>
              <table:table-cell office:value-type="float" office:value="0.051588245">
                <text:p>0.051588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3">
                <text:p>8.43</text:p>
              </table:table-cell>
              <table:table-cell office:value-type="float" office:value="0.09894258">
                <text:p>0.09894258</text:p>
              </table:table-cell>
              <table:table-cell office:value-type="float" office:value="0.098900759">
                <text:p>0.098900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3">
                <text:p>8.73</text:p>
              </table:table-cell>
              <table:table-cell office:value-type="float" office:value="0.098763196">
                <text:p>0.098763196</text:p>
              </table:table-cell>
              <table:table-cell office:value-type="float" office:value="0.203791232">
                <text:p>0.2037912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7d1d1" draw:fill-color="#87d1d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cm" svg:stroke-color="#21409a" draw:fill-color="#21409a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b6bd" draw:fill-color="#00b6bd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924cm" svg:y="0.316cm" chart:style-name="ch2">
          <text:p>ATCGRID</text:p>
        </chart:title>
        <chart:legend chart:legend-position="end" svg:x="13.358cm" svg:y="3.706cm" style:legend-expansion="high" chart:style-name="ch3"/>
        <chart:plot-area chart:style-name="ch4" table:cell-range-address="Hoja1.A2:Hoja1.A12 Hoja1.H3:Hoja1.I13 Hoja1.G3:Hoja1.G5" chart:data-source-has-labels="row" svg:x="0.319cm" svg:y="1.275cm" svg:width="12.72cm" svg:height="6.57cm">
          <chartooo:coordinate-region svg:x="1.231cm" svg:y="1.474cm" svg:width="11.714cm" svg:height="5.724cm"/>
          <chart:axis chart:dimension="x" chart:name="primary-x" chart:style-name="ch5">
            <chart:title svg:x="5.1cm" svg:y="8.025cm" chart:style-name="ch6">
              <text:p>Bytes por vector (log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H3:Hoja1.H13" loext:label-string="global" chart:class="chart:scatter">
            <chart:domain table:cell-range-address="Hoja1.A2:Hoja1.A12"/>
            <chart:data-point chart:repeated="11"/>
          </chart:series>
          <chart:series chart:style-name="ch9" chart:values-cell-range-address="Hoja1.G3:Hoja1.G5" loext:label-string="local" chart:class="chart:scatter">
            <chart:data-point chart:repeated="11"/>
          </chart:series>
          <chart:series chart:style-name="ch10" chart:values-cell-range-address="Hoja1.I3:Hoja1.I13" loext:label-string="dynamic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lobal</text:p>
              </table:table-cell>
              <table:table-cell office:value-type="string">
                <text:p>local</text:p>
              </table:table-cell>
              <table:table-cell office:value-type="string">
                <text:p>dyna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1">
                <text:p>5.71</text:p>
                <draw:g>
                  <svg:desc>Hoja1.A2:Hoja1.A12</svg:desc>
                </draw:g>
              </table:table-cell>
              <table:table-cell office:value-type="float" office:value="0.000476338">
                <text:p>0.000476338</text:p>
                <draw:g>
                  <svg:desc>Hoja1.H3:Hoja1.H13</svg:desc>
                </draw:g>
              </table:table-cell>
              <table:table-cell office:value-type="float" office:value="0.000421366">
                <text:p>0.000421366</text:p>
                <draw:g>
                  <svg:desc>Hoja1.G3:Hoja1.G5</svg:desc>
                </draw:g>
              </table:table-cell>
              <table:table-cell office:value-type="float" office:value="0.000420419">
                <text:p>0.000420419</text:p>
                <draw:g>
                  <svg:desc>Hoja1.I3:Hoja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2">
                <text:p>6.02</text:p>
              </table:table-cell>
              <table:table-cell office:value-type="float" office:value="0.000847464">
                <text:p>0.000847464</text:p>
              </table:table-cell>
              <table:table-cell office:value-type="float" office:value="0.000851256">
                <text:p>0.000851256</text:p>
              </table:table-cell>
              <table:table-cell office:value-type="float" office:value="0.000865304">
                <text:p>0.000865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2">
                <text:p>6.32</text:p>
              </table:table-cell>
              <table:table-cell office:value-type="float" office:value="0.001290105">
                <text:p>0.001290105</text:p>
              </table:table-cell>
              <table:table-cell office:value-type="float" office:value="0.001533483">
                <text:p>0.001533483</text:p>
              </table:table-cell>
              <table:table-cell office:value-type="float" office:value="0.001588696">
                <text:p>0.001588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62">
                <text:p>6.62</text:p>
              </table:table-cell>
              <table:table-cell office:value-type="float" office:value="0.003666085">
                <text:p>0.003666085</text:p>
              </table:table-cell>
              <table:table-cell office:value-type="float" office:value="NaN">
                <text:p>NaN</text:p>
              </table:table-cell>
              <table:table-cell office:value-type="float" office:value="0.003255534">
                <text:p>0.003255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2">
                <text:p>6.92</text:p>
              </table:table-cell>
              <table:table-cell office:value-type="float" office:value="0.007082477">
                <text:p>0.007082477</text:p>
              </table:table-cell>
              <table:table-cell office:value-type="float" office:value="NaN">
                <text:p>NaN</text:p>
              </table:table-cell>
              <table:table-cell office:value-type="float" office:value="0.007071442">
                <text:p>0.007071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2">
                <text:p>7.22</text:p>
              </table:table-cell>
              <table:table-cell office:value-type="float" office:value="0.011920947">
                <text:p>0.011920947</text:p>
              </table:table-cell>
              <table:table-cell office:value-type="float" office:value="NaN">
                <text:p>NaN</text:p>
              </table:table-cell>
              <table:table-cell office:value-type="float" office:value="0.010946437">
                <text:p>0.010946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3">
                <text:p>7.53</text:p>
              </table:table-cell>
              <table:table-cell office:value-type="float" office:value="0.023306494">
                <text:p>0.023306494</text:p>
              </table:table-cell>
              <table:table-cell office:value-type="float" office:value="NaN">
                <text:p>NaN</text:p>
              </table:table-cell>
              <table:table-cell office:value-type="float" office:value="0.02298764">
                <text:p>0.02298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3">
                <text:p>7.83</text:p>
              </table:table-cell>
              <table:table-cell office:value-type="float" office:value="0.047423196">
                <text:p>0.047423196</text:p>
              </table:table-cell>
              <table:table-cell office:value-type="float" office:value="NaN">
                <text:p>NaN</text:p>
              </table:table-cell>
              <table:table-cell office:value-type="float" office:value="0.046262578">
                <text:p>0.046262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3">
                <text:p>8.13</text:p>
              </table:table-cell>
              <table:table-cell office:value-type="float" office:value="0.095433444">
                <text:p>0.095433444</text:p>
              </table:table-cell>
              <table:table-cell office:value-type="float" office:value="NaN">
                <text:p>NaN</text:p>
              </table:table-cell>
              <table:table-cell office:value-type="float" office:value="0.093452759">
                <text:p>0.093452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3">
                <text:p>8.43</text:p>
              </table:table-cell>
              <table:table-cell office:value-type="float" office:value="0.183021304">
                <text:p>0.183021304</text:p>
              </table:table-cell>
              <table:table-cell office:value-type="float" office:value="NaN">
                <text:p>NaN</text:p>
              </table:table-cell>
              <table:table-cell office:value-type="float" office:value="0.205636492">
                <text:p>0.205636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3">
                <text:p>8.73</text:p>
              </table:table-cell>
              <table:table-cell office:value-type="float" office:value="0.184894549">
                <text:p>0.184894549</text:p>
              </table:table-cell>
              <table:table-cell office:value-type="float" office:value="NaN">
                <text:p>NaN</text:p>
              </table:table-cell>
              <table:table-cell office:value-type="float" office:value="0.352030667">
                <text:p>0.352030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2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2cm" svg:stroke-color="#f57900" draw:fill-color="#f579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204a87" draw:fill-color="#204a87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b6bd" draw:fill-color="#00b6bd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e9a06" draw:fill-color="#4e9a0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ae234" draw:fill-color="#8ae23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54cm" svg:y="0.316cm" chart:style-name="ch2">
          <text:p>ATCGRID-PC</text:p>
        </chart:title>
        <chart:subtitle svg:x="6.778cm" svg:y="1.275cm" chart:style-name="ch3">
          <text:p>Comparación</text:p>
        </chart:subtitle>
        <chart:legend chart:legend-position="end" svg:x="12.14cm" svg:y="2.959cm" style:legend-expansion="high" chart:style-name="ch4"/>
        <chart:plot-area chart:style-name="ch5" table:cell-range-address="Hoja1.A2:Hoja1.A12 Hoja1.G3:Hoja1.G5 Hoja1.C3:Hoja1.C5 Hoja1.H3:Hoja1.I13 Hoja1.D3:Hoja1.E13" chart:data-source-has-labels="row" svg:x="0.319cm" svg:y="2.138cm" svg:width="11.502cm" svg:height="5.707cm">
          <chartooo:coordinate-region svg:x="1.231cm" svg:y="2.337cm" svg:width="10.496cm" svg:height="4.861cm"/>
          <chart:axis chart:dimension="x" chart:name="primary-x" chart:style-name="ch6">
            <chart:title svg:x="4.531cm" svg:y="8.025cm" chart:style-name="ch7">
              <text:p>Bytes por vector(log)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Hoja1.G3:Hoja1.G5" loext:label-string="local_atcgrid" chart:class="chart:scatter">
            <chart:domain table:cell-range-address="Hoja1.A2:Hoja1.A12"/>
            <chart:data-point chart:repeated="11"/>
          </chart:series>
          <chart:series chart:style-name="ch10" chart:values-cell-range-address="Hoja1.C3:Hoja1.C5" loext:label-string="local_pc" chart:class="chart:scatter">
            <chart:data-point chart:repeated="11"/>
          </chart:series>
          <chart:series chart:style-name="ch11" chart:values-cell-range-address="Hoja1.H3:Hoja1.H13" loext:label-string="global_atcgrid" chart:class="chart:scatter">
            <chart:data-point chart:repeated="11"/>
          </chart:series>
          <chart:series chart:style-name="ch12" chart:values-cell-range-address="Hoja1.D3:Hoja1.D13" loext:label-string="global_pc" chart:class="chart:scatter">
            <chart:data-point chart:repeated="11"/>
          </chart:series>
          <chart:series chart:style-name="ch13" chart:values-cell-range-address="Hoja1.I3:Hoja1.I13" loext:label-string="dynamic_atcgrid" chart:class="chart:scatter">
            <chart:data-point chart:repeated="11"/>
          </chart:series>
          <chart:series chart:style-name="ch14" chart:values-cell-range-address="Hoja1.E3:Hoja1.E13" loext:label-string="dynamic_pc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local_atcgrid</text:p>
              </table:table-cell>
              <table:table-cell office:value-type="string">
                <text:p>local_pc</text:p>
              </table:table-cell>
              <table:table-cell office:value-type="string">
                <text:p>global_atcgrid</text:p>
              </table:table-cell>
              <table:table-cell office:value-type="string">
                <text:p>global_pc</text:p>
              </table:table-cell>
              <table:table-cell office:value-type="string">
                <text:p>dynamic_atcgrid</text:p>
              </table:table-cell>
              <table:table-cell office:value-type="string">
                <text:p>dynamic_p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1">
                <text:p>5.71</text:p>
                <draw:g>
                  <svg:desc>Hoja1.A2:Hoja1.A12</svg:desc>
                </draw:g>
              </table:table-cell>
              <table:table-cell office:value-type="float" office:value="0.000421366">
                <text:p>0.000421366</text:p>
                <draw:g>
                  <svg:desc>Hoja1.G3:Hoja1.G5</svg:desc>
                </draw:g>
              </table:table-cell>
              <table:table-cell office:value-type="float" office:value="0.000890503">
                <text:p>0.000890503</text:p>
                <draw:g>
                  <svg:desc>Hoja1.C3:Hoja1.C5</svg:desc>
                </draw:g>
              </table:table-cell>
              <table:table-cell office:value-type="float" office:value="0.000476338">
                <text:p>0.000476338</text:p>
                <draw:g>
                  <svg:desc>Hoja1.H3:Hoja1.H13</svg:desc>
                </draw:g>
              </table:table-cell>
              <table:table-cell office:value-type="float" office:value="0.000881945">
                <text:p>0.000881945</text:p>
                <draw:g>
                  <svg:desc>Hoja1.D3:Hoja1.D13</svg:desc>
                </draw:g>
              </table:table-cell>
              <table:table-cell office:value-type="float" office:value="0.000420419">
                <text:p>0.000420419</text:p>
                <draw:g>
                  <svg:desc>Hoja1.I3:Hoja1.I13</svg:desc>
                </draw:g>
              </table:table-cell>
              <table:table-cell office:value-type="float" office:value="0.00021457">
                <text:p>0.00021457</text:p>
                <draw:g>
                  <svg:desc>Hoja1.E3:Hoj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2">
                <text:p>6.02</text:p>
              </table:table-cell>
              <table:table-cell office:value-type="float" office:value="0.000851256">
                <text:p>0.000851256</text:p>
              </table:table-cell>
              <table:table-cell office:value-type="float" office:value="0.000418824">
                <text:p>0.000418824</text:p>
              </table:table-cell>
              <table:table-cell office:value-type="float" office:value="0.000847464">
                <text:p>0.000847464</text:p>
              </table:table-cell>
              <table:table-cell office:value-type="float" office:value="0.000490704">
                <text:p>0.000490704</text:p>
              </table:table-cell>
              <table:table-cell office:value-type="float" office:value="0.000865304">
                <text:p>0.000865304</text:p>
              </table:table-cell>
              <table:table-cell office:value-type="float" office:value="0.000396451">
                <text:p>0.000396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2">
                <text:p>6.32</text:p>
              </table:table-cell>
              <table:table-cell office:value-type="float" office:value="0.001533483">
                <text:p>0.001533483</text:p>
              </table:table-cell>
              <table:table-cell office:value-type="float" office:value="0.0081097">
                <text:p>0.0081097</text:p>
              </table:table-cell>
              <table:table-cell office:value-type="float" office:value="0.001290105">
                <text:p>0.001290105</text:p>
              </table:table-cell>
              <table:table-cell office:value-type="float" office:value="0.000947576">
                <text:p>0.000947576</text:p>
              </table:table-cell>
              <table:table-cell office:value-type="float" office:value="0.001588696">
                <text:p>0.001588696</text:p>
              </table:table-cell>
              <table:table-cell office:value-type="float" office:value="0.001413467">
                <text:p>0.001413467</text:p>
              </table:table-cell>
            </table:table-row>
            <table:table-row>
              <table:table-cell office:value-type="string"/>
              <table:table-cell office:value-type="float" office:value="6.62">
                <text:p>6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66085">
                <text:p>0.003666085</text:p>
              </table:table-cell>
              <table:table-cell office:value-type="float" office:value="0.001973089">
                <text:p>0.001973089</text:p>
              </table:table-cell>
              <table:table-cell office:value-type="float" office:value="0.003255534">
                <text:p>0.003255534</text:p>
              </table:table-cell>
              <table:table-cell office:value-type="float" office:value="0.001944419">
                <text:p>0.001944419</text:p>
              </table:table-cell>
            </table:table-row>
            <table:table-row>
              <table:table-cell office:value-type="string"/>
              <table:table-cell office:value-type="float" office:value="6.92">
                <text:p>6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082477">
                <text:p>0.007082477</text:p>
              </table:table-cell>
              <table:table-cell office:value-type="float" office:value="0.003982256">
                <text:p>0.003982256</text:p>
              </table:table-cell>
              <table:table-cell office:value-type="float" office:value="0.007071442">
                <text:p>0.007071442</text:p>
              </table:table-cell>
              <table:table-cell office:value-type="float" office:value="0.005139431">
                <text:p>0.005139431</text:p>
              </table:table-cell>
            </table:table-row>
            <table:table-row>
              <table:table-cell office:value-type="string"/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920947">
                <text:p>0.011920947</text:p>
              </table:table-cell>
              <table:table-cell office:value-type="float" office:value="0.007687044">
                <text:p>0.007687044</text:p>
              </table:table-cell>
              <table:table-cell office:value-type="float" office:value="0.010946437">
                <text:p>0.010946437</text:p>
              </table:table-cell>
              <table:table-cell office:value-type="float" office:value="0.006811128">
                <text:p>0.006811128</text:p>
              </table:table-cell>
            </table:table-row>
            <table:table-row>
              <table:table-cell office:value-type="string"/>
              <table:table-cell office:value-type="float" office:value="7.53">
                <text:p>7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306494">
                <text:p>0.023306494</text:p>
              </table:table-cell>
              <table:table-cell office:value-type="float" office:value="0.013104351">
                <text:p>0.013104351</text:p>
              </table:table-cell>
              <table:table-cell office:value-type="float" office:value="0.02298764">
                <text:p>0.02298764</text:p>
              </table:table-cell>
              <table:table-cell office:value-type="float" office:value="0.012742842">
                <text:p>0.012742842</text:p>
              </table:table-cell>
            </table:table-row>
            <table:table-row>
              <table:table-cell office:value-type="string"/>
              <table:table-cell office:value-type="float" office:value="7.83">
                <text:p>7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423196">
                <text:p>0.047423196</text:p>
              </table:table-cell>
              <table:table-cell office:value-type="float" office:value="0.024995069">
                <text:p>0.024995069</text:p>
              </table:table-cell>
              <table:table-cell office:value-type="float" office:value="0.046262578">
                <text:p>0.046262578</text:p>
              </table:table-cell>
              <table:table-cell office:value-type="float" office:value="0.025847916">
                <text:p>0.025847916</text:p>
              </table:table-cell>
            </table:table-row>
            <table:table-row>
              <table:table-cell office:value-type="string"/>
              <table:table-cell office:value-type="float" office:value="8.13">
                <text:p>8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433444">
                <text:p>0.095433444</text:p>
              </table:table-cell>
              <table:table-cell office:value-type="float" office:value="0.049101994">
                <text:p>0.049101994</text:p>
              </table:table-cell>
              <table:table-cell office:value-type="float" office:value="0.093452759">
                <text:p>0.093452759</text:p>
              </table:table-cell>
              <table:table-cell office:value-type="float" office:value="0.051588245">
                <text:p>0.051588245</text:p>
              </table:table-cell>
            </table:table-row>
            <table:table-row>
              <table:table-cell office:value-type="string"/>
              <table:table-cell office:value-type="float" office:value="8.43">
                <text:p>8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021304">
                <text:p>0.183021304</text:p>
              </table:table-cell>
              <table:table-cell office:value-type="float" office:value="0.09894258">
                <text:p>0.09894258</text:p>
              </table:table-cell>
              <table:table-cell office:value-type="float" office:value="0.205636492">
                <text:p>0.205636492</text:p>
              </table:table-cell>
              <table:table-cell office:value-type="float" office:value="0.098900759">
                <text:p>0.098900759</text:p>
              </table:table-cell>
            </table:table-row>
            <table:table-row>
              <table:table-cell office:value-type="string"/>
              <table:table-cell office:value-type="float" office:value="8.73">
                <text:p>8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4894549">
                <text:p>0.184894549</text:p>
              </table:table-cell>
              <table:table-cell office:value-type="float" office:value="0.098763196">
                <text:p>0.098763196</text:p>
              </table:table-cell>
              <table:table-cell office:value-type="float" office:value="0.352030667">
                <text:p>0.352030667</text:p>
              </table:table-cell>
              <table:table-cell office:value-type="float" office:value="0.203791232">
                <text:p>0.2037912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